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99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.07.04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3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3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formula="of:=[.B4] - [.C4] - [.D4]" office:value-type="float" office:value="544" calcext:value-type="float">
            <text:p>544</text:p>
          </table:table-cell>
          <table:table-cell table:formula="of:=SUM([.E4]; -[$'2024.07.03.1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3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58" calcext:value-type="float">
            <text:p>358</text:p>
          </table:table-cell>
          <table:table-cell table:formula="of:=[.B6] - [.C6] - [.D6]" office:value-type="float" office:value="850" calcext:value-type="float">
            <text:p>850</text:p>
          </table:table-cell>
          <table:table-cell table:formula="of:=SUM([.E6]; -[$'2024.07.03.1'.E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7" calcext:value-type="float">
            <text:p>187</text:p>
          </table:table-cell>
          <table:table-cell table:formula="of:=[.B7] - [.C7] - [.D7]" office:value-type="float" office:value="613" calcext:value-type="float">
            <text:p>613</text:p>
          </table:table-cell>
          <table:table-cell table:formula="of:=SUM([.E7]; -[$'2024.07.03.1'.E7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table:formula="of:=[.B8] - [.C8] - [.D8]" office:value-type="float" office:value="649" calcext:value-type="float">
            <text:p>649</text:p>
          </table:table-cell>
          <table:table-cell table:formula="of:=SUM([.E8]; -[$'2024.07.03.1'.E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7.03.1'.E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8" calcext:value-type="float">
            <text:p>488</text:p>
          </table:table-cell>
          <table:table-cell table:formula="of:=[.B10] - [.C10] - [.D10]" office:value-type="float" office:value="718" calcext:value-type="float">
            <text:p>718</text:p>
          </table:table-cell>
          <table:table-cell table:formula="of:=SUM([.E10]; -[$'2024.07.03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3.1'.E1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3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3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3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3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3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3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7.03.1'.E18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3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B20] - [.C20] - [.D20]" office:value-type="float" office:value="586" calcext:value-type="float">
            <text:p>586</text:p>
          </table:table-cell>
          <table:table-cell table:formula="of:=SUM([.E20]; -[$'2024.07.03.1'.E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[.B21] - [.C21] - [.D21]" office:value-type="float" office:value="498" calcext:value-type="float">
            <text:p>498</text:p>
          </table:table-cell>
          <table:table-cell table:formula="of:=SUM([.E21]; -[$'2024.07.03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B22] - [.C22] - [.D22]" office:value-type="float" office:value="384" calcext:value-type="float">
            <text:p>384</text:p>
          </table:table-cell>
          <table:table-cell table:formula="of:=SUM([.E22]; -[$'2024.07.03.1'.E2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96" calcext:value-type="float">
            <text:p>8796</text:p>
          </table:table-cell>
          <table:table-cell table:style-name="ce4" table:formula="of:=SUM([.E2:.E22]) - [.B25]" office:value-type="float" office:value="8805" calcext:value-type="float">
            <text:p>8805</text:p>
          </table:table-cell>
          <table:table-cell table:style-name="ce4" table:formula="of:=SUM([.F2:.F22]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3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2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2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7.02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2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3" calcext:value-type="float">
            <text:p>363</text:p>
          </table:table-cell>
          <table:table-cell table:formula="of:=[.B6] - [.C6] - [.D6]" office:value-type="float" office:value="845" calcext:value-type="float">
            <text:p>845</text:p>
          </table:table-cell>
          <table:table-cell table:formula="of:=SUM([.E6]; -[$'2024.07.02.1'.E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table:formula="of:=[.B7] - [.C7] - [.D7]" office:value-type="float" office:value="615" calcext:value-type="float">
            <text:p>615</text:p>
          </table:table-cell>
          <table:table-cell table:formula="of:=SUM([.E7]; -[$'2024.07.02.1'.E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formula="of:=[.B8] - [.C8] - [.D8]" office:value-type="float" office:value="644" calcext:value-type="float">
            <text:p>644</text:p>
          </table:table-cell>
          <table:table-cell table:formula="of:=SUM([.E8]; -[$'2024.07.02.1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7" calcext:value-type="float">
            <text:p>197</text:p>
          </table:table-cell>
          <table:table-cell table:formula="of:=[.B9] - [.C9] - [.D9]" office:value-type="float" office:value="603" calcext:value-type="float">
            <text:p>603</text:p>
          </table:table-cell>
          <table:table-cell table:formula="of:=SUM([.E9]; -[$'2024.07.02.1'.E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table:formula="of:=[.B10] - [.C10] - [.D10]" office:value-type="float" office:value="717" calcext:value-type="float">
            <text:p>717</text:p>
          </table:table-cell>
          <table:table-cell table:formula="of:=SUM([.E10]; -[$'2024.07.02.1'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5" calcext:value-type="float">
            <text:p>265</text:p>
          </table:table-cell>
          <table:table-cell table:formula="of:=[.B11] - [.C11] - [.D11]" office:value-type="float" office:value="74" calcext:value-type="float">
            <text:p>74</text:p>
          </table:table-cell>
          <table:table-cell table:formula="of:=SUM([.E11]; -[$'2024.07.02.1'.E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2.1'.E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2.1'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2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2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2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2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[.B18] - [.C18] - [.D18]" office:value-type="float" office:value="370" calcext:value-type="float">
            <text:p>370</text:p>
          </table:table-cell>
          <table:table-cell table:formula="of:=SUM([.E18]; -[$'2024.07.02.1'.E1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2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7.02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[.B21] - [.C21] - [.D21]" office:value-type="float" office:value="498" calcext:value-type="float">
            <text:p>498</text:p>
          </table:table-cell>
          <table:table-cell table:formula="of:=SUM([.E21]; -[$'2024.07.02.1'.E2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B22] - [.C22] - [.D22]" office:value-type="float" office:value="383" calcext:value-type="float">
            <text:p>383</text:p>
          </table:table-cell>
          <table:table-cell table:formula="of:=SUM([.E22]; -[$'2024.07.02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09" calcext:value-type="float">
            <text:p>8809</text:p>
          </table:table-cell>
          <table:table-cell table:style-name="ce4" table:formula="of:=SUM([.E2:.E22]) - [.B25]" office:value-type="float" office:value="8792" calcext:value-type="float">
            <text:p>8792</text:p>
          </table:table-cell>
          <table:table-cell table:style-name="ce4" table:formula="of:=SUM([.F2:.F22]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1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1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7.01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1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2" calcext:value-type="float">
            <text:p>362</text:p>
          </table:table-cell>
          <table:table-cell table:formula="of:=[.B6] - [.C6] - [.D6]" office:value-type="float" office:value="846" calcext:value-type="float">
            <text:p>846</text:p>
          </table:table-cell>
          <table:table-cell table:formula="of:=SUM([.E6]; -[$'2024.07.01.1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table:formula="of:=[.B7] - [.C7] - [.D7]" office:value-type="float" office:value="606" calcext:value-type="float">
            <text:p>606</text:p>
          </table:table-cell>
          <table:table-cell table:formula="of:=SUM([.E7]; -[$'2024.07.01.1'.E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formula="of:=[.B8] - [.C8] - [.D8]" office:value-type="float" office:value="644" calcext:value-type="float">
            <text:p>644</text:p>
          </table:table-cell>
          <table:table-cell table:formula="of:=SUM([.E8]; -[$'2024.07.01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7.01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table:formula="of:=[.B10] - [.C10] - [.D10]" office:value-type="float" office:value="717" calcext:value-type="float">
            <text:p>717</text:p>
          </table:table-cell>
          <table:table-cell table:formula="of:=SUM([.E10]; -[$'2024.07.01.1'.E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7.01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formula="of:=[.B12] - [.C12] - [.D12]" office:value-type="float" office:value="378" calcext:value-type="float">
            <text:p>378</text:p>
          </table:table-cell>
          <table:table-cell table:formula="of:=SUM([.E12]; -[$'2024.07.01.1'.E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[.B13] - [.C13] - [.D13]" office:value-type="float" office:value="146" calcext:value-type="float">
            <text:p>146</text:p>
          </table:table-cell>
          <table:table-cell table:formula="of:=SUM([.E13]; -[$'2024.07.01.1'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1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1.1'.E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1.1'.E16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1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7.01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1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7.01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7.01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B22] - [.C22] - [.D22]" office:value-type="float" office:value="383" calcext:value-type="float">
            <text:p>383</text:p>
          </table:table-cell>
          <table:table-cell table:formula="of:=SUM([.E22]; -[$'2024.07.01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24" calcext:value-type="float">
            <text:p>8824</text:p>
          </table:table-cell>
          <table:table-cell table:style-name="ce4" table:formula="of:=SUM([.E2:.E22]) - [.B25]" office:value-type="float" office:value="8777" calcext:value-type="float">
            <text:p>8777</text:p>
          </table:table-cell>
          <table:table-cell table:style-name="ce4" table:formula="of:=SUM([.F2:.F22])"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30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30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6.30.1'.E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6.30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30.1'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30.1'.E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table:formula="of:=[.B8] - [.C8] - [.D8]" office:value-type="float" office:value="642" calcext:value-type="float">
            <text:p>642</text:p>
          </table:table-cell>
          <table:table-cell table:formula="of:=SUM([.E8]; -[$'2024.06.30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30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4" calcext:value-type="float">
            <text:p>494</text:p>
          </table:table-cell>
          <table:table-cell table:formula="of:=[.B10] - [.C10] - [.D10]" office:value-type="float" office:value="712" calcext:value-type="float">
            <text:p>712</text:p>
          </table:table-cell>
          <table:table-cell table:formula="of:=SUM([.E10]; -[$'2024.06.30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30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30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30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30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table:formula="of:=[.B15] - [.C15] - [.D15]" office:value-type="float" office:value="496" calcext:value-type="float">
            <text:p>496</text:p>
          </table:table-cell>
          <table:table-cell table:formula="of:=SUM([.E15]; -[$'2024.06.30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30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30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30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30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30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30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30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47" calcext:value-type="float">
            <text:p>8847</text:p>
          </table:table-cell>
          <table:table-cell table:style-name="ce4" table:formula="of:=SUM([.E2:.E22]) - [.B25]" office:value-type="float" office:value="8754" calcext:value-type="float">
            <text:p>8754</text:p>
          </table:table-cell>
          <table:table-cell table:style-name="ce4" table:formula="of:=SUM([.F2:.F22]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29.1'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29.1'.E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formula="of:=[.B4] - [.C4] - [.D4]" office:value-type="float" office:value="539" calcext:value-type="float">
            <text:p>539</text:p>
          </table:table-cell>
          <table:table-cell table:formula="of:=SUM([.E4]; -[$'2024.06.29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5" calcext:value-type="float">
            <text:p>995</text:p>
          </table:table-cell>
          <table:table-cell table:formula="of:=[.B5] - [.C5] - [.D5]" office:value-type="float" office:value="128" calcext:value-type="float">
            <text:p>128</text:p>
          </table:table-cell>
          <table:table-cell table:formula="of:=SUM([.E5]; -[$'2024.06.29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29.1'.E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table:formula="of:=[.B7] - [.C7] - [.D7]" office:value-type="float" office:value="597" calcext:value-type="float">
            <text:p>597</text:p>
          </table:table-cell>
          <table:table-cell table:formula="of:=SUM([.E7]; -[$'2024.06.29.1'.E7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formula="of:=[.B8] - [.C8] - [.D8]" office:value-type="float" office:value="640" calcext:value-type="float">
            <text:p>640</text:p>
          </table:table-cell>
          <table:table-cell table:formula="of:=SUM([.E8]; -[$'2024.06.29.1'.E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29.1'.E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table:formula="of:=[.B10] - [.C10] - [.D10]" office:value-type="float" office:value="710" calcext:value-type="float">
            <text:p>710</text:p>
          </table:table-cell>
          <table:table-cell table:formula="of:=SUM([.E10]; -[$'2024.06.29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9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29.1'.E12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29.1'.E13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9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formula="of:=[.B15] - [.C15] - [.D15]" office:value-type="float" office:value="494" calcext:value-type="float">
            <text:p>494</text:p>
          </table:table-cell>
          <table:table-cell table:formula="of:=SUM([.E15]; -[$'2024.06.29.1'.E15])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9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9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29.1'.E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9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9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29.1'.E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9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59" calcext:value-type="float">
            <text:p>8859</text:p>
          </table:table-cell>
          <table:table-cell table:style-name="ce4" table:formula="of:=SUM([.E2:.E22]) - [.B25]" office:value-type="float" office:value="8742" calcext:value-type="float">
            <text:p>8742</text:p>
          </table:table-cell>
          <table:table-cell table:style-name="ce4" table:formula="of:=SUM([.F2:.F22])"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8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  <table:table-cell table:formula="of:=[.B3] - [.C3] - [.D3]" office:value-type="float" office:value="706" calcext:value-type="float">
            <text:p>706</text:p>
          </table:table-cell>
          <table:table-cell table:formula="of:=SUM([.E3]; -[$'2024.06.28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8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8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  <table:table-cell table:formula="of:=[.B6] - [.C6] - [.D6]" office:value-type="float" office:value="840" calcext:value-type="float">
            <text:p>840</text:p>
          </table:table-cell>
          <table:table-cell table:formula="of:=SUM([.E6]; -[$'2024.06.28.1'.E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table:formula="of:=[.B7] - [.C7] - [.D7]" office:value-type="float" office:value="600" calcext:value-type="float">
            <text:p>600</text:p>
          </table:table-cell>
          <table:table-cell table:formula="of:=SUM([.E7]; -[$'2024.06.28.1'.E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formula="of:=[.B8] - [.C8] - [.D8]" office:value-type="float" office:value="630" calcext:value-type="float">
            <text:p>630</text:p>
          </table:table-cell>
          <table:table-cell table:formula="of:=SUM([.E8]; -[$'2024.06.28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formula="of:=[.B9] - [.C9] - [.D9]" office:value-type="float" office:value="591" calcext:value-type="float">
            <text:p>591</text:p>
          </table:table-cell>
          <table:table-cell table:formula="of:=SUM([.E9]; -[$'2024.06.28.1'.E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7" calcext:value-type="float">
            <text:p>497</text:p>
          </table:table-cell>
          <table:table-cell table:formula="of:=[.B10] - [.C10] - [.D10]" office:value-type="float" office:value="709" calcext:value-type="float">
            <text:p>709</text:p>
          </table:table-cell>
          <table:table-cell table:formula="of:=SUM([.E10]; -[$'2024.06.28.1'.E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8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7" calcext:value-type="float">
            <text:p>307</text:p>
          </table:table-cell>
          <table:table-cell table:formula="of:=[.B12] - [.C12] - [.D12]" office:value-type="float" office:value="377" calcext:value-type="float">
            <text:p>377</text:p>
          </table:table-cell>
          <table:table-cell table:formula="of:=SUM([.E12]; -[$'2024.06.28.1'.E1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[.B13] - [.C13] - [.D13]" office:value-type="float" office:value="145" calcext:value-type="float">
            <text:p>145</text:p>
          </table:table-cell>
          <table:table-cell table:formula="of:=SUM([.E13]; -[$'2024.06.28.1'.E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8.1'.E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table:formula="of:=[.B15] - [.C15] - [.D15]" office:value-type="float" office:value="501" calcext:value-type="float">
            <text:p>501</text:p>
          </table:table-cell>
          <table:table-cell table:formula="of:=SUM([.E15]; -[$'2024.06.28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8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8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8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8.1'.E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8.1'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[.B21] - [.C21] - [.D21]" office:value-type="float" office:value="497" calcext:value-type="float">
            <text:p>497</text:p>
          </table:table-cell>
          <table:table-cell table:formula="of:=SUM([.E21]; -[$'2024.06.28.1'.E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8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84" calcext:value-type="float">
            <text:p>8884</text:p>
          </table:table-cell>
          <table:table-cell table:style-name="ce4" table:formula="of:=SUM([.E2:.E22]) - [.B25]" office:value-type="float" office:value="8717" calcext:value-type="float">
            <text:p>8717</text:p>
          </table:table-cell>
          <table:table-cell table:style-name="ce4" table:formula="of:=SUM([.F2:.F22])" office:value-type="float" office:value="37" calcext:value-type="float">
            <text:p>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7.2'.E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2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7.2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2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table:formula="of:=[.B6] - [.C6] - [.D6]" office:value-type="float" office:value="833" calcext:value-type="float">
            <text:p>833</text:p>
          </table:table-cell>
          <table:table-cell table:formula="of:=SUM([.E6]; -[$'2024.06.27.2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table:formula="of:=[.B7] - [.C7] - [.D7]" office:value-type="float" office:value="594" calcext:value-type="float">
            <text:p>594</text:p>
          </table:table-cell>
          <table:table-cell table:formula="of:=SUM([.E7]; -[$'2024.06.27.2'.E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2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4" calcext:value-type="float">
            <text:p>214</text:p>
          </table:table-cell>
          <table:table-cell table:formula="of:=[.B9] - [.C9] - [.D9]" office:value-type="float" office:value="586" calcext:value-type="float">
            <text:p>586</text:p>
          </table:table-cell>
          <table:table-cell table:formula="of:=SUM([.E9]; -[$'2024.06.27.2'.E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1" calcext:value-type="float">
            <text:p>501</text:p>
          </table:table-cell>
          <table:table-cell table:formula="of:=[.B10] - [.C10] - [.D10]" office:value-type="float" office:value="705" calcext:value-type="float">
            <text:p>705</text:p>
          </table:table-cell>
          <table:table-cell table:formula="of:=SUM([.E10]; -[$'2024.06.27.2'.E1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2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2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2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2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table:formula="of:=[.B15] - [.C15] - [.D15]" office:value-type="float" office:value="499" calcext:value-type="float">
            <text:p>499</text:p>
          </table:table-cell>
          <table:table-cell table:formula="of:=SUM([.E15]; -[$'2024.06.27.2'.E1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2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2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7.2'.E18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2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2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2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[.B22] - [.C22] - [.D22]" office:value-type="float" office:value="395" calcext:value-type="float">
            <text:p>395</text:p>
          </table:table-cell>
          <table:table-cell table:formula="of:=SUM([.E22]; -[$'2024.06.27.2'.E22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1" calcext:value-type="float">
            <text:p>8921</text:p>
          </table:table-cell>
          <table:table-cell table:style-name="ce4" table:formula="of:=SUM([.E2:.E22]) - [.B25]" office:value-type="float" office:value="8680" calcext:value-type="float">
            <text:p>8680</text:p>
          </table:table-cell>
          <table:table-cell table:style-name="ce4" table:formula="of:=SUM([.F2:.F22]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table:formula="of:=[.B4] - [.C4] - [.D4]" office:value-type="float" office:value="536" calcext:value-type="float">
            <text:p>536</text:p>
          </table:table-cell>
          <table:table-cell table:formula="of:=SUM([.E4]; -[$'2024.06.27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formula="of:=[.B6] - [.C6] - [.D6]" office:value-type="float" office:value="831" calcext:value-type="float">
            <text:p>831</text:p>
          </table:table-cell>
          <table:table-cell table:formula="of:=SUM([.E6]; -[$'2024.06.27.1'.E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table:formula="of:=[.B7] - [.C7] - [.D7]" office:value-type="float" office:value="590" calcext:value-type="float">
            <text:p>590</text:p>
          </table:table-cell>
          <table:table-cell table:formula="of:=SUM([.E7]; -[$'2024.06.27.1'.E7])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table:formula="of:=[.B9] - [.C9] - [.D9]" office:value-type="float" office:value="584" calcext:value-type="float">
            <text:p>584</text:p>
          </table:table-cell>
          <table:table-cell table:formula="of:=SUM([.E9]; -[$'2024.06.27.1'.E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formula="of:=[.B10] - [.C10] - [.D10]" office:value-type="float" office:value="706" calcext:value-type="float">
            <text:p>706</text:p>
          </table:table-cell>
          <table:table-cell table:formula="of:=SUM([.E10]; -[$'2024.06.27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table:formula="of:=[.B15] - [.C15] - [.D15]" office:value-type="float" office:value="500" calcext:value-type="float">
            <text:p>500</text:p>
          </table:table-cell>
          <table:table-cell table:formula="of:=SUM([.E15]; -[$'2024.06.27.1'.E15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6.27.1'.E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1'.E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9" calcext:value-type="float">
            <text:p>8929</text:p>
          </table:table-cell>
          <table:table-cell table:style-name="ce4" table:formula="of:=SUM([.E2:.E22]) - [.B25]" office:value-type="float" office:value="8672" calcext:value-type="float">
            <text:p>8672</text:p>
          </table:table-cell>
          <table:table-cell table:style-name="ce4" table:formula="of:=SUM([.F2:.F22])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3.1'.F2])"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3.1'.F3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table:formula="of:=[.B4] - [.C4] - [.D4]" office:value-type="float" office:value="534" calcext:value-type="float">
            <text:p>534</text:p>
          </table:table-cell>
          <table:table-cell table:formula="of:=SUM([.E4]; -[$'2024.06.23.1'.F4])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3.1'.F5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83" calcext:value-type="float">
            <text:p>383</text:p>
          </table:table-cell>
          <table:table-cell table:formula="of:=[.B6] - [.C6] - [.D6]" office:value-type="float" office:value="825" calcext:value-type="float">
            <text:p>825</text:p>
          </table:table-cell>
          <table:table-cell table:formula="of:=SUM([.E6]; -[$'2024.06.23.1'.F6])" office:value-type="float" office:value="-300" calcext:value-type="float">
            <text:p>-30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23.1'.F7])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table:formula="of:=[.B8] - [.C8] - [.D8]" office:value-type="float" office:value="626" calcext:value-type="float">
            <text:p>626</text:p>
          </table:table-cell>
          <table:table-cell table:formula="of:=SUM([.E8]; -[$'2024.06.23.1'.F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table:formula="of:=[.B9] - [.C9] - [.D9]" office:value-type="float" office:value="581" calcext:value-type="float">
            <text:p>581</text:p>
          </table:table-cell>
          <table:table-cell table:formula="of:=SUM([.E9]; -[$'2024.06.23.1'.F9])" office:value-type="float" office:value="-154" calcext:value-type="float">
            <text:p>-154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[.B10] - [.C10] - [.D10]" office:value-type="float" office:value="704" calcext:value-type="float">
            <text:p>704</text:p>
          </table:table-cell>
          <table:table-cell table:formula="of:=SUM([.E10]; -[$'2024.06.23.1'.F10])" office:value-type="float" office:value="-298" calcext:value-type="float">
            <text:p>-298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3.1'.F11]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3.1'.F12])"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3.1'.F13])"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3.1'.F14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table:formula="of:=[.B15] - [.C15] - [.D15]" office:value-type="float" office:value="502" calcext:value-type="float">
            <text:p>502</text:p>
          </table:table-cell>
          <table:table-cell table:formula="of:=SUM([.E15]; -[$'2024.06.23.1'.F1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3.1'.F16])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3.1'.F17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[.B18] - [.C18] - [.D18]" office:value-type="float" office:value="364" calcext:value-type="float">
            <text:p>364</text:p>
          </table:table-cell>
          <table:table-cell table:formula="of:=SUM([.E18]; -[$'2024.06.23.1'.F18])"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B19] - [.C19] - [.D19]" office:value-type="float" office:value="339" calcext:value-type="float">
            <text:p>339</text:p>
          </table:table-cell>
          <table:table-cell table:formula="of:=SUM([.E19]; -[$'2024.06.23.1'.F1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B20] - [.C20] - [.D20]" office:value-type="float" office:value="577" calcext:value-type="float">
            <text:p>577</text:p>
          </table:table-cell>
          <table:table-cell table:formula="of:=SUM([.E20]; -[$'2024.06.23.1'.F20])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3.1'.F2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3.1'.F22])" office:value-type="float" office:value="-104" calcext:value-type="float">
            <text:p>-10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45" calcext:value-type="float">
            <text:p>8945</text:p>
          </table:table-cell>
          <table:table-cell table:style-name="ce4" table:formula="of:=SUM([.E2:.E22]) - [.B25]" office:value-type="float" office:value="8506" calcext:value-type="float">
            <text:p>8506</text:p>
          </table:table-cell>
          <table:table-cell table:style-name="ce4" table:formula="of:=SUM([.F2:.F22])" office:value-type="float" office:value="-2313" calcext:value-type="float">
            <text:p>-23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table:formula="of:=SUM([.F2]; -[$'2023.12.15.1'.F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formula="of:=SUM([.F3]; -[$'2023.12.15.1'.F3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F4]; -[$'2023.12.15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SUM([.F5]; -[$'2023.12.15.1'.F5])"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3" calcext:value-type="float">
            <text:p>83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formula="of:=SUM([.F6]; -[$'2023.12.15.1'.F6])" office:value-type="float" office:value="99" calcext:value-type="float">
            <text:p>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table:formula="of:=SUM([.F7]; -[$'2023.12.15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formula="of:=SUM([.F8]; -[$'2023.12.15.1'.F8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table:formula="of:=SUM([.F9]; -[$'2023.12.15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5" calcext:value-type="float">
            <text:p>205</text:p>
          </table:table-cell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002" calcext:value-type="float">
            <text:p>1002</text:p>
          </table:table-cell>
          <table:table-cell table:formula="of:=SUM([.F10]; -[$'2023.12.15.1'.F10])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SUM([.F11]; -[$'2023.12.15.1'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table:formula="of:=SUM([.F12]; -[$'2023.12.15.1'.F12])" office:value-type="float" office:value="-87" calcext:value-type="float">
            <text:p>-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3]; -[$'2023.12.15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4]; -[$'2023.12.15.1'.F1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table:formula="of:=SUM([.F15]; -[$'2023.12.15.1'.F15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formula="of:=SUM([.F16]; -[$'2023.12.15.1'.F16])" office:value-type="float" office:value="-216" calcext:value-type="float">
            <text:p>-2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SUM([.F17]; -[$'2023.12.15.1'.F17])" office:value-type="float" office:value="-66" calcext:value-type="float">
            <text:p>-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SUM([.F18]; -[$'2023.12.15.1'.F18])" office:value-type="float" office:value="-62" calcext:value-type="float">
            <text:p>-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48" calcext:value-type="float">
            <text:p>24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F19]; -[$'2023.12.15.1'.F19])" office:value-type="float" office:value="-221" calcext:value-type="float">
            <text:p>-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formula="of:=SUM([.F20]; -[$'2023.12.15.1'.F20])" office:value-type="float" office:value="-60" calcext:value-type="float">
            <text:p>-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SUM([.F21]; -[$'2023.12.15.1'.F21])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SUM([.F22]; -[$'2023.12.15.1'.F22])" office:value-type="float" office:value="-160" calcext:value-type="float">
            <text:p>-16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8210" calcext:value-type="float">
            <text:p>18210</text:p>
          </table:table-cell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11504" calcext:value-type="float">
            <text:p>1150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-151" calcext:value-type="float">
            <text:p>-15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10:34:05.484925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26</meta:editing-cycles>
    <meta:creation-date>2022-06-16T22:19:34</meta:creation-date>
    <dc:date>2024-07-04T10:36:14.703921684</dc:date>
    <meta:editing-duration>P1DT4H55M21S</meta:editing-duration>
    <meta:generator>LibreOffice/24.2.4.2$Linux_X86_64 LibreOffice_project/420$Build-2</meta:generator>
    <meta:document-statistic meta:table-count="92" meta:cell-count="14623" meta:object-count="0"/>
    <meta:user-defined meta:name="AppVersion">16.0300</meta:user-defined>
  </office:meta>
</office:document-meta>
</file>